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P1" style:family="paragraph" style:parent-style-name="Standard">
      <style:paragraph-properties fo:text-align="center" style:justify-single-word="false"/>
      <style:text-properties fo:font-weight="bold" officeooo:paragraph-rsid="00162026" style:font-weight-asian="bold" style:font-weight-complex="bold"/>
    </style:style>
    <style:style style:name="P2" style:family="paragraph" style:parent-style-name="Standard" style:list-style-name="L1">
      <style:text-properties officeooo:paragraph-rsid="00162026"/>
    </style:style>
    <style:style style:name="P3" style:family="paragraph" style:parent-style-name="Standard" style:list-style-name="L1">
      <style:text-properties officeooo:paragraph-rsid="002077d2"/>
    </style:style>
    <style:style style:name="P4" style:family="paragraph" style:parent-style-name="Standard" style:list-style-name="L1">
      <style:text-properties officeooo:paragraph-rsid="002337c5"/>
    </style:style>
    <style:style style:name="P5" style:family="paragraph" style:parent-style-name="Standard" style:list-style-name="L1">
      <style:text-properties officeooo:paragraph-rsid="00246295"/>
    </style:style>
    <style:style style:name="P6" style:family="paragraph" style:parent-style-name="Standard" style:list-style-name="L1">
      <style:text-properties officeooo:paragraph-rsid="00261d5a"/>
    </style:style>
    <style:style style:name="P7" style:family="paragraph" style:parent-style-name="Standard" style:list-style-name="L1">
      <style:text-properties officeooo:paragraph-rsid="0031eb5e"/>
    </style:style>
    <style:style style:name="P8" style:family="paragraph" style:parent-style-name="Standard" style:list-style-name="L1">
      <style:text-properties officeooo:rsid="00162026" officeooo:paragraph-rsid="00162026"/>
    </style:style>
    <style:style style:name="P9" style:family="paragraph" style:parent-style-name="Standard">
      <style:text-properties officeooo:rsid="00162026" officeooo:paragraph-rsid="00162026"/>
    </style:style>
    <style:style style:name="P10" style:family="paragraph" style:parent-style-name="Standard" style:list-style-name="L1">
      <style:text-properties officeooo:rsid="0019a22a" officeooo:paragraph-rsid="0019a22a"/>
    </style:style>
    <style:style style:name="P11" style:family="paragraph" style:parent-style-name="Standard">
      <style:text-properties officeooo:rsid="0019a22a" officeooo:paragraph-rsid="00246295"/>
    </style:style>
    <style:style style:name="P12" style:family="paragraph" style:parent-style-name="Standard" style:list-style-name="L1">
      <style:text-properties fo:font-weight="normal" officeooo:paragraph-rsid="002c0ffc" style:font-weight-asian="normal" style:font-weight-complex="normal"/>
    </style:style>
    <style:style style:name="P13" style:family="paragraph" style:parent-style-name="Standard" style:list-style-name="L1">
      <style:text-properties fo:font-weight="normal" officeooo:paragraph-rsid="0031eb5e" style:font-weight-asian="normal" style:font-weight-complex="normal"/>
    </style:style>
    <style:style style:name="P14" style:family="paragraph" style:parent-style-name="Standard" style:list-style-name="L1">
      <style:text-properties fo:font-weight="normal" officeooo:paragraph-rsid="0032bc17" style:font-weight-asian="normal" style:font-weight-complex="normal"/>
    </style:style>
    <style:style style:name="P15" style:family="paragraph" style:parent-style-name="Standard">
      <style:text-properties fo:font-weight="normal" officeooo:rsid="00261d5a" officeooo:paragraph-rsid="00261d5a" style:font-weight-asian="normal" style:font-weight-complex="normal"/>
    </style:style>
    <style:style style:name="P16" style:family="paragraph" style:parent-style-name="Standard" style:list-style-name="L1">
      <style:text-properties fo:font-weight="normal" officeooo:rsid="00261d5a" officeooo:paragraph-rsid="00261d5a" style:font-weight-asian="normal" style:font-weight-complex="normal"/>
    </style:style>
    <style:style style:name="P17" style:family="paragraph" style:parent-style-name="Standard" style:list-style-name="L1">
      <style:text-properties fo:font-weight="normal" officeooo:rsid="00261d5a" officeooo:paragraph-rsid="002a6fea" style:font-weight-asian="normal" style:font-weight-complex="normal"/>
    </style:style>
    <style:style style:name="P18" style:family="paragraph" style:parent-style-name="Standard" style:list-style-name="L1">
      <style:text-properties fo:font-weight="normal" officeooo:rsid="00261d5a" officeooo:paragraph-rsid="002c85dd" style:font-weight-asian="normal" style:font-weight-complex="normal"/>
    </style:style>
    <style:style style:name="P19" style:family="paragraph" style:parent-style-name="Standard" style:list-style-name="L1">
      <style:text-properties fo:font-weight="normal" officeooo:rsid="00261d5a" officeooo:paragraph-rsid="002ca806" style:font-weight-asian="normal" style:font-weight-complex="normal"/>
    </style:style>
    <style:style style:name="P20" style:family="paragraph" style:parent-style-name="Standard" style:list-style-name="L4">
      <style:text-properties officeooo:rsid="00246295" officeooo:paragraph-rsid="002eac3f"/>
    </style:style>
    <style:style style:name="P21" style:family="paragraph" style:parent-style-name="Standard" style:list-style-name="L4">
      <style:text-properties officeooo:rsid="00246295" officeooo:paragraph-rsid="002f91a5"/>
    </style:style>
    <style:style style:name="P22" style:family="paragraph" style:parent-style-name="Standard">
      <style:text-properties fo:font-weight="bold" officeooo:rsid="001e6603" officeooo:paragraph-rsid="001e6603" style:font-weight-asian="bold" style:font-weight-complex="bold"/>
    </style:style>
    <style:style style:name="P23" style:family="paragraph" style:parent-style-name="Standard">
      <style:text-properties fo:font-weight="bold" officeooo:rsid="00162026" officeooo:paragraph-rsid="002c0ffc" style:font-weight-asian="bold" style:font-weight-complex="bold"/>
    </style:style>
    <style:style style:name="P24" style:family="paragraph" style:parent-style-name="Standard">
      <style:text-properties fo:font-weight="bold" officeooo:rsid="00261d5a" officeooo:paragraph-rsid="002c0ffc" style:font-weight-asian="bold" style:font-weight-complex="bold"/>
    </style:style>
    <style:style style:name="P25" style:family="paragraph" style:parent-style-name="Standard">
      <style:text-properties fo:font-weight="bold" officeooo:rsid="00261d5a" officeooo:paragraph-rsid="002dd8e3" style:font-weight-asian="bold" style:font-weight-complex="bold"/>
    </style:style>
    <style:style style:name="P26" style:family="paragraph" style:parent-style-name="Standard">
      <style:text-properties fo:font-weight="bold" officeooo:rsid="00246295" officeooo:paragraph-rsid="002ca806" style:font-weight-asian="bold" style:font-weight-complex="bold"/>
    </style:style>
    <style:style style:name="P27" style:family="paragraph" style:parent-style-name="Standard">
      <style:text-properties fo:font-weight="bold" officeooo:rsid="00246295" officeooo:paragraph-rsid="002eac3f" style:font-weight-asian="bold" style:font-weight-complex="bold"/>
    </style:style>
    <style:style style:name="P28" style:family="paragraph" style:parent-style-name="Standard">
      <style:text-properties officeooo:rsid="001b683c" officeooo:paragraph-rsid="00246295"/>
    </style:style>
    <style:style style:name="P29" style:family="paragraph" style:parent-style-name="Standard" style:list-style-name="L2">
      <style:text-properties officeooo:rsid="001e6603" officeooo:paragraph-rsid="001e6603"/>
    </style:style>
    <style:style style:name="P30" style:family="paragraph" style:parent-style-name="Table_20_Contents">
      <style:paragraph-properties fo:text-align="center" style:justify-single-word="false"/>
      <style:text-properties officeooo:rsid="00246295" officeooo:paragraph-rsid="002ca806"/>
    </style:style>
    <style:style style:name="T1" style:family="text">
      <style:text-properties officeooo:rsid="00162026"/>
    </style:style>
    <style:style style:name="T2" style:family="text">
      <style:text-properties officeooo:rsid="0017c089"/>
    </style:style>
    <style:style style:name="T3" style:family="text">
      <style:text-properties officeooo:rsid="0019a22a"/>
    </style:style>
    <style:style style:name="T4" style:family="text">
      <style:text-properties officeooo:rsid="001b683c"/>
    </style:style>
    <style:style style:name="T5" style:family="text">
      <style:text-properties officeooo:rsid="001c645b"/>
    </style:style>
    <style:style style:name="T6" style:family="text">
      <style:text-properties officeooo:rsid="002077d2"/>
    </style:style>
    <style:style style:name="T7" style:family="text">
      <style:text-properties officeooo:rsid="0021913b"/>
    </style:style>
    <style:style style:name="T8" style:family="text">
      <style:text-properties officeooo:rsid="002337c5"/>
    </style:style>
    <style:style style:name="T9" style:family="text">
      <style:text-properties officeooo:rsid="00246295"/>
    </style:style>
    <style:style style:name="T10" style:family="text">
      <style:text-properties officeooo:rsid="0025a785"/>
    </style:style>
    <style:style style:name="T11" style:family="text">
      <style:text-properties officeooo:rsid="0025d97e"/>
    </style:style>
    <style:style style:name="T12" style:family="text">
      <style:text-properties officeooo:rsid="00260c00"/>
    </style:style>
    <style:style style:name="T13" style:family="text">
      <style:text-properties fo:font-weight="normal" officeooo:rsid="00260c00" style:font-weight-asian="normal" style:font-weight-complex="normal"/>
    </style:style>
    <style:style style:name="T14" style:family="text">
      <style:text-properties fo:font-weight="normal" officeooo:rsid="00261d5a" style:font-weight-asian="normal" style:font-weight-complex="normal"/>
    </style:style>
    <style:style style:name="T15" style:family="text">
      <style:text-properties fo:font-weight="normal" officeooo:rsid="002a6fea" style:font-weight-asian="normal" style:font-weight-complex="normal"/>
    </style:style>
    <style:style style:name="T16" style:family="text">
      <style:text-properties fo:font-weight="normal" officeooo:rsid="0031eb5e" style:font-weight-asian="normal" style:font-weight-complex="normal"/>
    </style:style>
    <style:style style:name="T17" style:family="text">
      <style:text-properties fo:font-weight="normal" officeooo:rsid="0032bc17" style:font-weight-asian="normal" style:font-weight-complex="normal"/>
    </style:style>
    <style:style style:name="T18" style:family="text">
      <style:text-properties officeooo:rsid="0029063e"/>
    </style:style>
    <style:style style:name="T19" style:family="text">
      <style:text-properties officeooo:rsid="002a6fea"/>
    </style:style>
    <style:style style:name="T20" style:family="text">
      <style:text-properties officeooo:rsid="002c0ffc"/>
    </style:style>
    <style:style style:name="T21" style:family="text">
      <style:text-properties officeooo:rsid="002c85dd"/>
    </style:style>
    <style:style style:name="T22" style:family="text">
      <style:text-properties fo:font-weight="bold" style:font-weight-asian="bold" style:font-weight-complex="bold"/>
    </style:style>
    <style:style style:name="T23" style:family="text">
      <style:text-properties fo:font-weight="bold" officeooo:rsid="002a6fea" style:font-weight-asian="bold" style:font-weight-complex="bold"/>
    </style:style>
    <style:style style:name="T24" style:family="text">
      <style:text-properties officeooo:rsid="002ca806"/>
    </style:style>
    <style:style style:name="T25" style:family="text">
      <style:text-properties officeooo:rsid="002dd8e3"/>
    </style:style>
    <style:style style:name="T26" style:family="text">
      <style:text-properties officeooo:rsid="002eac3f"/>
    </style:style>
    <style:style style:name="T27" style:family="text">
      <style:text-properties officeooo:rsid="002f91a5"/>
    </style:style>
    <style:style style:name="T28" style:family="text">
      <style:text-properties officeooo:rsid="0030dac6"/>
    </style:style>
    <style:style style:name="T29" style:family="text">
      <style:text-properties officeooo:rsid="0030f78c"/>
    </style:style>
    <style:style style:name="T30" style:family="text">
      <style:text-properties officeooo:rsid="0031eb5e"/>
    </style:style>
    <style:style style:name="T31" style:family="text">
      <style:text-properties officeooo:rsid="003299a1"/>
    </style:style>
    <style:style style:name="T32" style:family="text">
      <style:text-properties officeooo:rsid="0032bc17"/>
    </style:style>
    <style:style style:name="T33" style:family="text">
      <style:text-properties officeooo:rsid="00352f51"/>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icro</text:span><text:span text:style-name="T4">coded</text:span><text:span text:style-name="T1"> control </text:span><text:span text:style-name="T4">unit</text:span><text:span text:style-name="T33">(Figure 31)</text:span></text:p>
      <text:p text:style-name="P9"/>
      <text:p text:style-name="P23"><text:span text:style-name="T20">Principle</text:span></text:p>
      <text:list xml:id="list1692475726" text:style-name="L1">
        <text:list-item>
          <text:p text:style-name="P8">The hardwired approach to control unit design treats the relationship between control inputs(the opcode) and control outputs as a series of boolean functions, one for each <text:span text:style-name="T6">of the </text:span>control signal<text:span text:style-name="T6">s</text:span>.</text:p>
        </text:list-item>
        <text:list-item>
          <text:p text:style-name="P2"><text:span text:style-name="T1">In the microcode approach, the relationship between inputs and outputs is treated as a memory system. Control signals are stored as words in a microcode memory. At each clock tick during </text:span><text:span text:style-name="T2">a <text:s/>particular </text:span><text:span text:style-name="T1">instruction execution, the appropriate control word is fetched from microprogram memory to supply the control signals.</text:span></text:p>
        </text:list-item>
      </text:list>
      <text:p text:style-name="P9"/>
      <text:p text:style-name="P23"><text:span text:style-name="T20">Microcode memory</text:span></text:p>
      <text:list xml:id="list389127001" text:continue-numbering="true" text:style-name="L1">
        <text:list-item>
          <text:p text:style-name="P10">The execution of one normal instruction in a pipelined instruction <text:span text:style-name="T11">t</text:span>akes multiple cycles and control signals are needed to be asserted in each clock cycle to guide the execution.</text:p>
        </text:list-item>
        <text:list-item>
          <text:p text:style-name="P3"><text:span text:style-name="T6">In a microcoded implementation</text:span><text:span text:style-name="T3">, this means asserting a </text:span><text:span text:style-name="T6">sequence</text:span><text:span text:style-name="T3"> of control words, </text:span><text:span text:style-name="T18">one for each stage of the instruction execution in the pipelined</text:span><text:span text:style-name="T3"> </text:span><text:span text:style-name="T18">processor implementation</text:span><text:span text:style-name="T3">.</text:span></text:p>
        </text:list-item>
        <text:list-item>
          <text:p text:style-name="P4"><text:span text:style-name="T6">The </text:span><text:span text:style-name="T7">microcode memory</text:span><text:span text:style-name="T6"> thus consists of all possible control words needed to form </text:span><text:span text:style-name="T7">sequences</text:span><text:span text:style-name="T6"> of words corresponding to the execution of any instruction in the instruction set.</text:span></text:p>
        </text:list-item>
        <text:list-item>
          <text:p text:style-name="P12"><text:span text:style-name="T12">Also, i</text:span><text:span text:style-name="T6">n a typical large instruction set, it is likely that there are opportunities to reuse control-word sequences </text:span><text:span text:style-name="T7">in interpreting similar instructions or in implementing operand access and decoding. Structuring the microcode memory in terms of subroutines enables sharing of each microprogram sequences without having to duplicate microinstructions. </text:span><text:span text:style-name="T30">For example, in the MIPS architecture,</text:span></text:p>
          <text:list>
            <text:list-item>
              <text:p text:style-name="P7"><text:span text:style-name="T16">All instructions(R, I and J type) share the same control signals for their instruction fetch phase, </text:span><text:span text:style-name="T17">that which parallely increments the PC and fetches the instruction.</text:span></text:p>
            </text:list-item>
            <text:list-item>
              <text:p text:style-name="P14"><text:span text:style-name="T31">Register</text:span><text:span text:style-name="T30"> </text:span><text:span text:style-name="T31">versions of </text:span><text:span text:style-name="T30">arithmetic</text:span><text:span text:style-name="T31">(add, addu, sub, subu), logical operations(and, andu, </text:span><text:span text:style-name="T32">or, nor</text:span><text:span text:style-name="T31">)</text:span><text:span text:style-name="T30"> and </text:span><text:span text:style-name="T31">register versions of conditional operations(slt, </text:span><text:span text:style-name="T32">sltu</text:span><text:span text:style-name="T31">) operations</text:span><text:span text:style-name="T30"> share the same signals for their ALU phase, </text:span><text:span text:style-name="T32">that which performs the specified operation on the two source registers.</text:span></text:p>
            </text:list-item>
            <text:list-item>
              <text:p text:style-name="P13"><text:span text:style-name="T31">M</text:span><text:span text:style-name="T30">emory access instructions(l</text:span><text:span text:style-name="T31">w, lbu, lhu, sw, sb, sh</text:span><text:span text:style-name="T30">) </text:span><text:span text:style-name="T32">and </text:span><text:span text:style-name="T30">the immediate version</text:span><text:span text:style-name="T31">s</text:span><text:span text:style-name="T30"> of the arithmetic instructions(addi, addiu</text:span><text:span text:style-name="T31">) </text:span><text:span text:style-name="T30"><text:s/>share the same control signals for their ALU stage, </text:span><text:span text:style-name="T32">that which adds one source register with the sign-extended immediate field.</text:span></text:p>
            </text:list-item>
            <text:list-item>
              <text:p text:style-name="P14"><text:span text:style-name="T32">C</text:span><text:span text:style-name="T31">onditional branches(beq, bne) </text:span><text:span text:style-name="T32">share the same signals for their ALU phase, that which enables subtraction on the source registers to test the equality.</text:span></text:p>
            </text:list-item>
          </text:list>
        </text:list-item>
      </text:list>
      <text:p text:style-name="P11"/>
      <text:p text:style-name="P26"><text:span text:style-name="T25">Symbolic f</text:span>ormat of a control word</text:p>
      <table:table table:name="Table1" table:style-name="Table1">
        <table:table-column table:style-name="Table1.A" table:number-columns-repeated="3"/>
        <table:table-row>
          <table:table-cell table:style-name="Table1.A1" office:value-type="string">
            <text:p text:style-name="P30"><text:span text:style-name="T25">Name of subroutine if this word represents the start of one</text:span></text:p>
          </table:table-cell>
          <table:table-cell table:style-name="Table1.A1" office:value-type="string">
            <text:p text:style-name="P30">Control signals</text:p>
          </table:table-cell>
          <table:table-cell table:style-name="Table1.C1" office:value-type="string">
            <text:p text:style-name="P30">Sequencing control</text:p>
          </table:table-cell>
        </table:table-row>
      </table:table>
      <text:p text:style-name="P25"/>
      <text:p text:style-name="P24">Sequencer</text:p>
      <text:list xml:id="list778918796" text:continue-numbering="true" text:style-name="L1">
        <text:list-item>
          <text:p text:style-name="P5"><text:span text:style-name="T3">Since generating </text:span><text:span text:style-name="T4">control signals for an instruction </text:span><text:span text:style-name="T9">execution </text:span><text:span text:style-name="T4">involves asserting multiple control words, there is a need for some kind of sequencing to access </text:span><text:span text:style-name="T5">and assert </text:span><text:span text:style-name="T4">the </text:span><text:span text:style-name="T5">exact se</text:span><text:span text:style-name="T10">quence</text:span><text:span text:style-name="T5"> of </text:span><text:span text:style-name="T4">control words </text:span><text:span text:style-name="T5">from the control store which will guide the current instruction through the datapath.</text:span></text:p>
        </text:list-item>
        <text:list-item>
          <text:p text:style-name="P6"><text:span text:style-name="T13">The </text:span><text:span text:style-name="T14">sequencer is a small combinatorial circuit which loads the address of the next control word </text:span><text:span text:style-name="T15">into the </text:span><text:span text:style-name="T23">microprogram counter</text:span><text:span text:style-name="T15">, so that the control word can be accessed and </text:span><text:span text:style-name="T14">asserted.</text:span></text:p>
        </text:list-item>
        <text:list-item>
          <text:p text:style-name="P16">It loads this address based on the <text:span text:style-name="T22">sequencing control information</text:span> present in the currently asserted control word. This information specifies one of the following.</text:p>
          <text:list>
            <text:list-item>
              <text:p text:style-name="P18"><text:span text:style-name="T24">Start asserting control signals to </text:span>start <text:span text:style-name="T24">the execution </text:span>of <text:span text:style-name="T24">a normal</text:span> instruction, <text:span text:style-name="T24">i.e., the ones required to fetch the instruction in the first stage of a pipeline.</text:span></text:p>
              <text:list>
                <text:list-item>
                  <text:p text:style-name="P18"><text:soft-page-break/><text:span text:style-name="T21">The sequencer locates the address of this control word by doing a lookup in the dispatch table of the sequencing control information </text:span><text:span text:style-name="T24">and loads it into the microprogram counter</text:span><text:span text:style-name="T21">.</text:span></text:p>
                </text:list-item>
              </text:list>
            </text:list-item>
            <text:list-item>
              <text:p text:style-name="P16"><text:span text:style-name="T24">Assert control signals present in the </text:span>next sequential address <text:span text:style-name="T24">of the microcoded memory</text:span></text:p>
              <text:list>
                <text:list-item>
                  <text:p text:style-name="P17"><text:span text:style-name="T19">The sequencer </text:span><text:span text:style-name="T21">adds </text:span><text:span text:style-name="T19">one to the current address </text:span><text:span text:style-name="T21">and loads it into the micro</text:span><text:span text:style-name="T24">program counter.</text:span></text:p>
                </text:list-item>
                <text:list-item>
                  <text:p text:style-name="P19"><text:span text:style-name="T24">This sequencing control information is specified when continuation of assertion of control words of a subroutine is required.</text:span></text:p>
                </text:list-item>
              </text:list>
            </text:list-item>
            <text:list-item>
              <text:p text:style-name="P16">Load the control word by doing a lookup in the dispatch table on the name specified.</text:p>
              <text:list>
                <text:list-item>
                  <text:p text:style-name="P19"><text:span text:style-name="T21">The sequencer locates the address of control word by doing a lookup in the dispatch table of the sequencing control information </text:span><text:span text:style-name="T24">and loads it into the microprogram counter</text:span><text:span text:style-name="T21">.</text:span></text:p>
                </text:list-item>
              </text:list>
            </text:list-item>
          </text:list>
        </text:list-item>
      </text:list>
      <text:p text:style-name="P15"/>
      <text:p text:style-name="P27"><text:span text:style-name="T26">Horizontal </text:span><text:span text:style-name="T27">and vertical </text:span><text:span text:style-name="T26">microprogramming</text:span></text:p>
      <text:list xml:id="list1615451152" text:style-name="L4">
        <text:list-item>
          <text:p text:style-name="P20"><text:span text:style-name="T26">In horizontal microprogramming, the control </text:span><text:span text:style-name="T27">signals in the control </text:span><text:span text:style-name="T26">word </text:span><text:span text:style-name="T27">are in a</text:span><text:span text:style-name="T26"> 1-1 correspondence </text:span><text:span text:style-name="T27">with the control signals needed.</text:span></text:p>
        </text:list-item>
        <text:list-item>
          <text:p text:style-name="P21"><text:span text:style-name="T27">In vertical microprogramming, mutually exclusive signals are grouped together and are represented in the encoded form in the control word. Thus the length of the control word is less relatively at the cost of decoding the signals before asserting them. </text:span><text:span text:style-name="T28">Thus</text:span><text:span text:style-name="T28"><draw:frame draw:style-name="fr1" draw:name="Object1" text:anchor-type="as-char" svg:y="-0.1484in" svg:width="0.2028in" svg:height="0.1839in" draw:z-index="1"><draw:object xlink:href="./Object 1" xlink:type="simple" xlink:show="embed" xlink:actuate="onLoad"/><draw:image xlink:href="./ObjectReplacements/Object 1" xlink:type="simple" xlink:show="embed" xlink:actuate="onLoad"/></draw:frame></text:span><text:span text:style-name="T28">groups of mutually exclusive signals with each group containing</text:span><text:span text:style-name="T28"><draw:frame draw:style-name="fr1" draw:name="Object2" text:anchor-type="as-char" svg:y="-0.1484in" svg:width="0.8252in" svg:height="0.2091in" draw:z-index="0"><draw:object xlink:href="./Object 2" xlink:type="simple" xlink:show="embed" xlink:actuate="onLoad"/><draw:image xlink:href="./ObjectReplacements/Object 2" xlink:type="simple" xlink:show="embed" xlink:actuate="onLoad"/></draw:frame></text:span><text:span text:style-name="T28">signals, can be represented in</text:span><text:span text:style-name="T28"><draw:frame draw:style-name="fr1" draw:name="Object3" text:anchor-type="as-char" svg:y="-0.1752in" svg:width="1.0575in" svg:height="0.2102in" draw:z-index="2"><draw:object xlink:href="./Object 3" xlink:type="simple" xlink:show="embed" xlink:actuate="onLoad"/><draw:image xlink:href="./ObjectReplacements/Object 3" xlink:type="simple" xlink:show="embed" xlink:actuate="onLoad"/></draw:frame></text:span><text:span text:style-name="T29">bits in the control word.</text:span></text:p>
        </text:list-item>
      </text:list>
      <text:p text:style-name="P28"><text:span text:style-name="T8"/></text:p>
      <text:p text:style-name="P22">References</text:p>
      <text:list xml:id="list457058076" text:style-name="L2">
        <text:list-item>
          <text:p text:style-name="P29">Heuring</text:p>
        </text:list-item>
        <text:list-item>
          <text:p text:style-name="P29">Patters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Untitled1" style:family="graphic" style:parent-style-name="Formul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2-24T17:27:35</meta:creation-date>
    <dc:date>2012-12-26T10:22:59</dc:date>
    <dc:creator>Kempa </dc:creator>
    <meta:editing-duration>PT17H4M34S</meta:editing-duration>
    <meta:editing-cycles>15</meta:editing-cycles>
    <meta:generator>LibreOffice/3.6$Linux_x86 LibreOffice_project/360m1$Build-2</meta:generator>
    <meta:document-statistic meta:table-count="1" meta:image-count="0" meta:object-count="3" meta:page-count="2" meta:paragraph-count="34" meta:word-count="724" meta:character-count="4596" meta:non-whitespace-character-count="3928"/>
  </office:meta>
</office:document-meta>
</file>

<file path=Object 1/content.xml><?xml version="1.0" encoding="utf-8"?>
<math xmlns="http://www.w3.org/1998/Math/MathML">
  <semantics>
    <mrow>
      <mi>m</mi>
    </mrow>
    <annotation encoding="StarMath 5.0">m</annotation>
  </semantics>
</math>
</file>

<file path=Object 2/content.xml><?xml version="1.0" encoding="utf-8"?>
<math xmlns="http://www.w3.org/1998/Math/MathML">
  <semantics>
    <mrow>
      <msub>
        <mi>n</mi>
        <mn>1,</mn>
      </msub>
      <msub>
        <mi>n</mi>
        <mn>2,</mn>
      </msub>
      <mi>…</mi>
      <mi>,</mi>
      <msub>
        <mi>n</mi>
        <mi>m</mi>
      </msub>
    </mrow>
    <annotation encoding="StarMath 5.0">n_1, n_2, …, n_m</annotation>
  </semantics>
</math>
</file>

<file path=Object 3/content.xml><?xml version="1.0" encoding="utf-8"?>
<math xmlns="http://www.w3.org/1998/Math/MathML">
  <semantics>
    <mrow>
      <mrow>
        <mrow>
          <mrow>
            <msup>
              <mn>2</mn>
              <mrow>
                <msub>
                  <mi>n</mi>
                  <mn>1</mn>
                </msub>
              </mrow>
            </msup>
            <mo stretchy="false">+</mo>
            <msup>
              <mn>2</mn>
              <mrow>
                <msub>
                  <mi>n</mi>
                  <mn>1</mn>
                </msub>
              </mrow>
            </msup>
          </mrow>
          <mo stretchy="false">+</mo>
          <mn>...</mn>
        </mrow>
        <mo stretchy="false">+</mo>
        <msup>
          <mn>2</mn>
          <mrow>
            <msub>
              <mi>n</mi>
              <mi>m</mi>
            </msub>
          </mrow>
        </msup>
      </mrow>
    </mrow>
    <annotation encoding="StarMath 5.0">2^{n_1}+ 2^{n_1} + ... + 2^{n_m}</annotation>
  </semantics>
</math>
</file>